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inion Pro" svg:font-family="'Minion Pro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itle">
      <style:text-properties fo:language="ru" fo:country="RU"/>
    </style:style>
    <style:style style:name="P4" style:family="paragraph" style:parent-style-name="Text_20_body" style:list-style-name="L1">
      <style:text-properties fo:language="ru" fo:country="RU"/>
    </style:style>
    <style:style style:name="P5" style:family="paragraph" style:parent-style-name="Text_20_body" style:list-style-name="L2">
      <style:text-properties fo:language="ru" fo:country="RU"/>
    </style:style>
    <style:style style:name="P6" style:family="paragraph" style:parent-style-name="Text_20_body" style:list-style-name="L3">
      <style:text-properties fo:language="ru" fo:country="RU"/>
    </style:style>
    <style:style style:name="P7" style:family="paragraph" style:parent-style-name="Text_20_body" style:list-style-name="L2">
      <style:text-properties fo:language="en" fo:country="US"/>
    </style:style>
    <style:style style:name="P8" style:family="paragraph" style:parent-style-name="Text_20_body" style:list-style-name="L1">
      <style:text-properties fo:language="en" fo:country="US"/>
    </style:style>
    <style:style style:name="P9" style:family="paragraph" style:parent-style-name="Text_20_body" style:list-style-name="L2">
      <style:text-properties style:font-name="Times New Roman" fo:language="en" fo:country="US"/>
    </style:style>
    <style:style style:name="P10" style:family="paragraph" style:parent-style-name="Text_20_body" style:list-style-name="L2">
      <style:text-properties style:font-name="Times New Roman" fo:language="ru" fo:country="RU"/>
    </style:style>
    <style:style style:name="P11" style:family="paragraph" style:parent-style-name="Text_20_body" style:list-style-name="L2">
      <style:text-properties fo:font-variant="normal" fo:text-transform="none" fo:color="#000000" style:text-line-through-style="none" style:text-position="0% 100%" style:font-name="Times New Roman" fo:font-size="12pt" fo:letter-spacing="normal" fo:language="en" fo:country="US" fo:font-style="normal" style:text-underline-style="none" fo:font-weight="normal" style:font-name-asian="Minion Pro" style:font-size-asian="12pt" style:font-style-asian="normal" style:font-weight-asian="normal" style:font-name-complex="Minion Pro" style:font-size-complex="12pt" style:font-style-complex="normal" style:font-weight-complex="normal" style:text-emphasize="none" style:text-scale="100%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variant="normal" fo:text-transform="none" fo:color="#000000" style:text-line-through-style="none" style:text-position="0% 100%" style:font-name="Minion Pro" fo:font-size="12pt" fo:letter-spacing="normal" fo:font-style="normal" style:text-underline-style="none" fo:font-weight="normal" style:font-name-asian="Minion Pro" style:font-size-asian="12pt" style:font-style-asian="normal" style:font-weight-asian="normal" style:font-name-complex="Minion Pro" style:font-size-complex="12pt" style:font-style-complex="normal" style:font-weight-complex="normal" style:text-emphasize="none" style:text-scale="100%"/>
    </style:style>
    <style:style style:name="T4" style:family="text">
      <style:text-properties fo:font-variant="normal" fo:text-transform="none" fo:color="#000000" style:text-line-through-style="none" style:text-position="0% 100%" fo:font-size="12pt" fo:letter-spacing="normal" fo:language="ru" fo:country="RU" fo:font-style="normal" style:text-underline-style="none" fo:font-weight="normal" style:font-name-asian="Minion Pro" style:font-size-asian="12pt" style:font-style-asian="normal" style:font-weight-asian="normal" style:font-name-complex="Minion Pro" style:font-size-complex="12pt" style:font-style-complex="normal" style:font-weight-complex="normal" style:text-emphasize="none" style:text-scale="100%"/>
    </style:style>
    <style:style style:name="T5" style:family="text">
      <style:text-properties fo:font-variant="normal" fo:text-transform="none" fo:color="#000000" style:text-line-through-style="none" style:text-position="0% 100%" fo:font-size="12pt" fo:letter-spacing="normal" fo:font-style="normal" style:text-underline-style="none" fo:font-weight="normal" style:font-name-asian="Minion Pro" style:font-size-asian="12pt" style:font-style-asian="normal" style:font-weight-asian="normal" style:font-name-complex="Minion Pro" style:font-size-complex="12pt" style:font-style-complex="normal" style:font-weight-complex="normal" style:text-emphasize="none" style:text-scale="100%"/>
    </style:style>
    <style:style style:name="T6" style:family="text">
      <style:text-properties fo:font-variant="normal" fo:text-transform="none" fo:color="#000000" style:text-line-through-style="none" style:text-position="0% 100%" fo:font-size="12pt" fo:letter-spacing="normal" fo:language="en" fo:country="US" fo:font-style="normal" style:text-underline-style="none" fo:font-weight="normal" style:font-name-asian="Minion Pro" style:font-size-asian="12pt" style:font-style-asian="normal" style:font-weight-asian="normal" style:font-name-complex="Minion Pro" style:font-size-complex="12pt" style:font-style-complex="normal" style:font-weight-complex="normal" style:text-emphasize="none" style:text-scale="100%"/>
    </style:style>
    <style:style style:name="T7" style:family="text">
      <style:text-properties fo:font-variant="normal" fo:text-transform="none" fo:color="#000000" style:text-line-through-style="none" style:text-position="0% 100%" style:font-name="Times New Roman" fo:font-size="12pt" fo:letter-spacing="normal" fo:language="en" fo:country="US" fo:font-style="normal" style:text-underline-style="none" fo:font-weight="normal" style:font-name-asian="Minion Pro" style:font-size-asian="12pt" style:font-style-asian="normal" style:font-weight-asian="normal" style:font-name-complex="Minion Pro" style:font-size-complex="12pt" style:font-style-complex="normal" style:font-weight-complex="normal" style:text-emphasize="none" style:text-scale="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Руководство по установке плагина <text:span text:style-name="T1">DocLine </text:span><text:span text:style-name="T2">к </text:span><text:span text:style-name="T1">Adobe </text:span><text:span text:style-name="T2">Framemker</text:span><text:span text:style-name="T1">.</text:span></text:p>
      <text:p text:style-name="P1">Данное руководство написано для <text:span text:style-name="T1">Adobe FrameMaker 8</text:span>. На других версиях <text:span text:style-name="T1">(</text:span>или версиях для платформ, отличных от <text:span text:style-name="T1">Microsoft Windows) </text:span>плагин не тестировался и может не работать или работать неправильно.</text:p>
      <text:p text:style-name="Title">Обозначения<text:span text:style-name="T1">:</text:span></text:p>
      <text:p text:style-name="P2">$FMDir - <text:span text:style-name="T2">папка, содержащая </text:span>Adobe FrameMaker. </text:p>
      <text:p text:style-name="P2"><text:tab/><text:span text:style-name="T2">Например</text:span>:<text:span text:style-name="T2"> </text:span>C:\Program Files\Adobe\FrameMaker8</text:p>
      <text:p text:style-name="P2">$PluginPath - <text:span text:style-name="T2">путь к </text:span>docline.dll</text:p>
      <text:p text:style-name="P2"><text:tab/><text:span text:style-name="T2">Например</text:span>: C:\Program Files\Adobe\FrameMaker8\fminit\docline.dll</text:p>
      <text:p text:style-name="P2"><text:tab/><text:span text:style-name="T2">Традиционно библиотеки плагинов </text:span>Adobe FrameMaker <text:span text:style-name="T2">находятся в </text:span>$FMDir\fminit\</text:p>
      <text:p text:style-name="P2">$StructPath - <text:span text:style-name="T2">путь к папке структурных приложений </text:span>Adobe Framemaker</text:p>
      <text:p text:style-name="P2"><text:tab/><text:span text:style-name="T2">Например</text:span>: C:\Program Files\Adobe\FrameMaker8\Structure</text:p>
      <text:p text:style-name="P2"><text:tab/><text:span text:style-name="T2">Внутри </text:span>Adobe FrameMaker - <text:span text:style-name="T2">переменная </text:span><text:span text:style-name="T3">$STRUCTDIR</text:span></text:p>
      <text:p text:style-name="P2">$StructAppPath - <text:span text:style-name="T2">путь к папке содержащей структурное приложение </text:span>DocLine</text:p>
      <text:p text:style-name="P2"><text:tab/><text:span text:style-name="T2">Например</text:span>: <text:span text:style-name="T2"><text:s/></text:span>C:\Program Files\Adobe\FrameMaker8\Structure\xml\docline</text:p>
      <text:p text:style-name="Title">Установка<text:span text:style-name="T1">:</text:span></text:p>
      <text:list xml:id="list42223533" text:style-name="L1">
        <text:list-item>
          <text:p text:style-name="P4">Переключить <text:span text:style-name="T1">Adobe FrameMaker </text:span>в структурный режим.</text:p>
        </text:list-item>
        <text:list-item>
          <text:p text:style-name="P4">Открыть файл <text:span text:style-name="T1">$StructPath\structapps.fm </text:span>при помощи <text:span text:style-name="T1">Adobe FrameMaker</text:span></text:p>
          <text:p text:style-name="P4">Или меню <text:span text:style-name="T1">StructureTools&gt;Edit Application Definitions</text:span></text:p>
        </text:list-item>
        <text:list-item>
          <text:p text:style-name="P4">Поместить структурное приложение <text:span text:style-name="T1">DocLine </text:span>в <text:span text:style-name="T1">$StructAppPath</text:span></text:p>
        </text:list-item>
        <text:list-item>
          <text:p text:style-name="P4">В дерево структуры добавить новое <text:span text:style-name="T1">XMLApplication:</text:span></text:p>
        </text:list-item>
      </text:list>
      <text:list xml:id="list42214940" text:style-name="L2">
        <text:list-item>
          <text:list>
            <text:list-item>
              <text:p text:style-name="P7">ApplicationName: DocLine</text:p>
            </text:list-item>
            <text:list-item>
              <text:p text:style-name="P7">DTD: $StructAppPath<text:span text:style-name="T3">\docline.dtd</text:span></text:p>
              <text:list>
                <text:list-header>
                  <text:p text:style-name="P9"><text:span text:style-name="T4">Например</text:span><text:span text:style-name="T5">: $STRUCTDIR\xml\docline\docline.dtd</text:span></text:p>
                </text:list-header>
              </text:list>
            </text:list-item>
            <text:list-item>
              <text:p text:style-name="P7">Template: $StructAppPath\docline_doc_template.fm</text:p>
              <text:list>
                <text:list-header>
                  <text:p text:style-name="P10">Например<text:span text:style-name="T1">: </text:span><text:span text:style-name="T6">$STRUCTDIR\xml\docline\docline_template.fm</text:span></text:p>
                </text:list-header>
              </text:list>
            </text:list-item>
            <text:list-item>
              <text:p text:style-name="P7">ReadWriteRules: $StructAppPath\rules</text:p>
              <text:list>
                <text:list-header>
                  <text:p text:style-name="P5">Например<text:span text:style-name="T1">: </text:span><text:span text:style-name="T7">$STRUCTDIR\xml\docline\rules</text:span></text:p>
                </text:list-header>
              </text:list>
            </text:list-item>
            <text:list-item>
              <text:p text:style-name="P11">DOCTYPE: DocumentationCore</text:p>
            </text:list-item>
            <text:list-item>
              <text:p text:style-name="P11">DOCTYPE: ProductDocumetation</text:p>
            </text:list-item>
            <text:list-item>
              <text:p text:style-name="P11">DOCTYPE: ProductLine</text:p>
            </text:list-item>
          </text:list>
        </text:list-item>
      </text:list>
      <text:list xml:id="list42408918" text:continue-list="list42223533" text:style-name="L1">
        <text:list-item>
          <text:p text:style-name="P4">Сохранить.</text:p>
        </text:list-item>
        <text:list-item>
          <text:p text:style-name="P8">StructureTools&gt;ReadApplicationDefinitions</text:p>
        </text:list-item>
        <text:list-item>
          <text:p text:style-name="P4">Закрыть документ.</text:p>
        </text:list-item>
        <text:list-item>
          <text:p text:style-name="P8"><text:soft-page-break/>File&gt;New&gt;Document</text:p>
          <text:p text:style-name="P4">Создать документ любого типа</text:p>
        </text:list-item>
        <text:list-item>
          <text:p text:style-name="P8">StructureTools&gt;SetStructuredApplication</text:p>
          <text:p text:style-name="P4">В списке должен появиться элемент <text:span text:style-name="T1">DocLine</text:span></text:p>
        </text:list-item>
        <text:list-item>
          <text:p text:style-name="P4">В файл <text:span text:style-name="T1">$FMDir\maker.ini </text:span>добавить строку </text:p>
          <text:p text:style-name="P4">docline=Standard, Docline <text:span text:style-name="T1">plugin</text:span>, <text:span text:style-name="T1">$PluginPath</text:span>,<text:span text:style-name="T1"> structured</text:span>.</text:p>
          <text:p text:style-name="P4">Если после последующей установки после запуска <text:span text:style-name="T1">Framemaker </text:span>будет говорить, что <text:span text:style-name="T1">docline.dll </text:span>не найдена, то заменить <text:span text:style-name="T1">maker.ini </text:span>на находящийся в репозитории в папке <text:span text:style-name="T1">Files</text:span>. (При этом может потеряться информация о других плагинах)</text:p>
          <text:p text:style-name="P4"><text:span text:style-name="T1">Второй способ — написать требуемое в maker.ini при помощи copy/paste букв из описаний других плагинов.</text:span></text:p>
        </text:list-item>
        <text:list-item>
          <text:p text:style-name="P4">Добавить в переменную окружения <text:span text:style-name="T1">Path </text:span>путь к папке, содержащей <text:span text:style-name="T1">jvm.dll </text:span>(c:\Program Files\Java\jre6\bin\client\).</text:p>
        </text:list-item>
        <text:list-item>
          <text:p text:style-name="P4">Поместить <text:span text:style-name="T1">publishutil.dll </text:span>в корневую папку <text:span text:style-name="T1">Adobe Framemaker ($FMDir)</text:span></text:p>
        </text:list-item>
        <text:list-item>
          <text:p text:style-name="P4">Поместить <text:span text:style-name="T1">docline.dll </text:span>в <text:span text:style-name="T1">$FMDir/fminit/</text:span></text:p>
        </text:list-item>
        <text:list-item>
          <text:p text:style-name="P4">Поместить <text:span text:style-name="T1">publishutil.jar </text:span><text:span text:style-name="T1"><text:s/>(лучше брать его из папки Files)</text:span><text:span text:style-name="T1"> и папки fop, lib, schema и xsl (из PuslishUtil\java\) </text:span>в <text:span text:style-name="T1">$FMDir/fminit/</text:span></text:p>
        </text:list-item>
        <text:list-item>
          <text:p text:style-name="P4">создать папку <text:span text:style-name="T1">FMDir/fminit/docline/temp/</text:span></text:p>
        </text:list-item>
      </text:list>
      <text:p text:style-name="P3">Для сборки плагина</text:p>
      <text:list xml:id="list42375178" text:style-name="L3">
        <text:list-item>
          <text:p text:style-name="P6">Добавить переменную окружения <text:span text:style-name="T1">FM_PATH </text:span>= <text:span text:style-name="T1">$FMDir</text:span></text:p>
        </text:list-item>
        <text:list-item>
          <text:p text:style-name="P6">Проверить, что <text:span text:style-name="T1">JAVA_HOME </text:span>указывает на папку с <text:span text:style-name="T1">jdk (c:\Program Files\Java\jdk1.6.0_17\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nion Pro" svg:font-family="'Minion Pro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RunIn" style:family="paragraph" style:next-style-name="Body">
      <style:paragraph-properties fo:margin-left="0in" fo:margin-right="0in" fo:margin-top="0.0835in" fo:margin-bottom="0in" style:line-height-at-least="0.1945in" fo:text-align="start" style:justify-single-word="false" fo:text-indent="0in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en" fo:country="GB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Body" style:family="paragraph" style:next-style-name="HeadingRunIn">
      <style:paragraph-properties fo:margin-left="0in" fo:margin-right="0in" fo:margin-top="0in" fo:margin-bottom="0in" style:line-height-at-least="0.1945in" fo:text-align="start" style:justify-single-word="false" fo:text-indent="0in" style:auto-text-indent="false" style:text-autospace="none" style:vertical-align="auto"/>
      <style:text-properties fo:color="#000000" style:text-line-through-style="none" style:font-name="Times New Roman1" fo:font-size="12pt" fo:letter-spacing="normal" fo:language="en" fo:country="GB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Bulleted" style:family="paragraph" style:next-style-name="HeadingRunIn">
      <style:paragraph-properties fo:margin-left="0.1945in" fo:margin-right="0in" fo:margin-top="0in" fo:margin-bottom="0in" style:line-height-at-least="0.1945in" fo:text-align="start" style:justify-single-word="false" fo:text-indent="-0.1945in" style:auto-text-indent="false" style:text-autospace="none" style:vertical-align="auto">
        <style:tab-stops>
          <style:tab-stop style:position="0.1945in"/>
        </style:tab-stops>
      </style:paragraph-properties>
      <style:text-properties fo:color="#000000" style:text-line-through-style="none" style:font-name="Times New Roman1" fo:font-size="12pt" fo:letter-spacing="normal" fo:language="en" fo:country="GB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CellBody" style:family="paragraph" style:next-style-name="HeadingRunIn">
      <style:paragraph-properties fo:margin-left="0in" fo:margin-right="0in" fo:margin-top="0in" fo:margin-bottom="0in" style:line-height-at-least="0.1945in" fo:text-align="start" style:justify-single-word="false" fo:text-indent="0in" style:auto-text-indent="false" style:text-autospace="none" style:vertical-align="auto"/>
      <style:text-properties fo:color="#000000" style:text-line-through-style="none" style:font-name="Times New Roman1" fo:font-size="12pt" fo:letter-spacing="normal" fo:language="en" fo:country="GB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CellHeading" style:family="paragraph" style:next-style-name="HeadingRunIn">
      <style:paragraph-properties fo:margin-left="0in" fo:margin-right="0in" fo:margin-top="0in" fo:margin-bottom="0in" style:line-height-at-least="0.1945in" fo:text-align="center" style:justify-single-word="false" fo:text-indent="0in" style:auto-text-indent="false" style:text-autospace="none" style:vertical-align="auto"/>
      <style:text-properties fo:color="#000000" style:text-line-through-style="none" style:font-name="Times New Roman1" fo:font-size="12pt" fo:letter-spacing="normal" fo:language="en" fo:country="GB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Footnote_20__28_user_29_" style:display-name="Footnote (user)" style:family="paragraph" style:next-style-name="HeadingRunIn">
      <style:paragraph-properties fo:margin-left="0.389in" fo:margin-right="0.1945in" fo:margin-top="0in" fo:margin-bottom="0in" style:line-height-at-least="0.1665in" fo:text-align="start" style:justify-single-word="false" fo:text-indent="-0.1945in" style:auto-text-indent="false" style:text-autospace="none" style:vertical-align="auto">
        <style:tab-stops>
          <style:tab-stop style:position="0.389in"/>
        </style:tab-stops>
      </style:paragraph-properties>
      <style:text-properties fo:color="#000000" style:text-line-through-style="none" style:font-name="Times New Roman1" fo:font-size="10pt" fo:letter-spacing="normal" fo:language="en" fo:country="GB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Heading1" style:family="paragraph" style:next-style-name="Body">
      <style:paragraph-properties fo:margin-left="0in" fo:margin-right="0in" fo:margin-top="0.1945in" fo:margin-bottom="0.0835in" style:line-height-at-least="0.222in" fo:text-align="start" style:justify-single-word="false" fo:text-indent="0in" style:auto-text-indent="false" fo:keep-with-next="always" style:text-autospace="none" style:vertical-align="auto"/>
      <style:text-properties fo:color="#000000" style:text-line-through-style="none" style:font-name="Times New Roman1" fo:font-size="14pt" fo:letter-spacing="normal" fo:language="en" fo:country="GB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 style:text-scale="100%"/>
    </style:style>
    <style:style style:name="Heading2" style:family="paragraph" style:next-style-name="Body">
      <style:paragraph-properties fo:margin-left="0in" fo:margin-right="0in" fo:margin-top="0.1665in" fo:margin-bottom="0.0417in" style:line-height-at-least="0.1945in" fo:text-align="start" style:justify-single-word="false" fo:text-indent="0in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en" fo:country="GB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Indented" style:family="paragraph" style:next-style-name="HeadingRunIn">
      <style:paragraph-properties fo:margin-left="0.1945in" fo:margin-right="0in" fo:margin-top="0in" fo:margin-bottom="0in" style:line-height-at-least="0.1945in" fo:text-align="start" style:justify-single-word="false" fo:text-indent="0in" style:auto-text-indent="false" style:text-autospace="none" style:vertical-align="auto">
        <style:tab-stops>
          <style:tab-stop style:position="0.1945in"/>
        </style:tab-stops>
      </style:paragraph-properties>
      <style:text-properties fo:color="#000000" style:text-line-through-style="none" style:font-name="Times New Roman1" fo:font-size="12pt" fo:letter-spacing="normal" fo:language="en" fo:country="GB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bered" style:family="paragraph" style:next-style-name="HeadingRunIn">
      <style:paragraph-properties fo:margin-left="0.1945in" fo:margin-right="0in" fo:margin-top="0in" fo:margin-bottom="0in" style:line-height-at-least="0.1945in" fo:text-align="start" style:justify-single-word="false" fo:text-indent="-0.1945in" style:auto-text-indent="false" style:text-autospace="none" style:vertical-align="auto">
        <style:tab-stops>
          <style:tab-stop style:position="0.1945in"/>
        </style:tab-stops>
      </style:paragraph-properties>
      <style:text-properties fo:color="#000000" style:text-line-through-style="none" style:font-name="Times New Roman1" fo:font-size="12pt" fo:letter-spacing="normal" fo:language="en" fo:country="GB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bered1" style:family="paragraph" style:next-style-name="Numbered">
      <style:paragraph-properties fo:margin-left="0.1945in" fo:margin-right="0in" fo:margin-top="0in" fo:margin-bottom="0in" style:line-height-at-least="0.1945in" fo:text-align="start" style:justify-single-word="false" fo:text-indent="-0.1945in" style:auto-text-indent="false" style:text-autospace="none" style:vertical-align="auto">
        <style:tab-stops>
          <style:tab-stop style:position="0.1945in"/>
        </style:tab-stops>
      </style:paragraph-properties>
      <style:text-properties fo:color="#000000" style:text-line-through-style="none" style:font-name="Times New Roman1" fo:font-size="12pt" fo:letter-spacing="normal" fo:language="en" fo:country="GB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TableFootnote" style:family="paragraph" style:next-style-name="HeadingRunIn">
      <style:paragraph-properties fo:margin-left="0.389in" fo:margin-right="0.1945in" fo:margin-top="0in" fo:margin-bottom="0in" style:line-height-at-least="0.1665in" fo:text-align="start" style:justify-single-word="false" fo:text-indent="-0.1945in" style:auto-text-indent="false" style:text-autospace="none" style:vertical-align="auto">
        <style:tab-stops>
          <style:tab-stop style:position="0.389in"/>
        </style:tab-stops>
      </style:paragraph-properties>
      <style:text-properties fo:color="#000000" style:text-line-through-style="none" style:font-name="Times New Roman1" fo:font-size="10pt" fo:letter-spacing="normal" fo:language="en" fo:country="GB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ableTitle" style:family="paragraph" style:next-style-name="HeadingRunIn">
      <style:paragraph-properties fo:margin-left="0in" fo:margin-right="0in" fo:margin-top="0in" fo:margin-bottom="0in" style:line-height-at-least="0.1945in" fo:text-align="center" style:justify-single-word="false" fo:text-indent="0in" style:auto-text-indent="false" style:text-autospace="none" style:vertical-align="auto"/>
      <style:text-properties fo:color="#000000" style:text-line-through-style="none" style:font-name="Times New Roman1" fo:font-size="12pt" fo:letter-spacing="normal" fo:language="en" fo:country="GB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EquationVariables" style:family="text">
      <style:text-properties fo:font-style="italic" fo:font-weight="normal" style:font-style-asian="italic" style:font-weight-asian="normal" style:font-style-complex="italic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5T22:00:03.84</meta:creation-date>
    <dc:date>2010-03-16T22:29:20.52</dc:date>
    <meta:editing-duration>PT00H51M34S</meta:editing-duration>
    <meta:editing-cycles>10</meta:editing-cycles>
    <meta:generator>OpenOffice.org/3.1$Win32 OpenOffice.org_project/310m19$Build-9420</meta:generator>
    <dc:creator>Jental </dc:creator>
    <meta:document-statistic meta:table-count="0" meta:image-count="0" meta:object-count="0" meta:page-count="2" meta:paragraph-count="48" meta:word-count="307" meta:character-count="2673"/>
    <meta:user-defined meta:name="Поле 1"/>
    <meta:user-defined meta:name="Поле 2"/>
    <meta:user-defined meta:name="Поле 3"/>
    <meta:user-defined meta:name="Поле 4"/>
  </office:meta>
</office:document-meta>
</file>